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separate_location_lstm_metrics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 0.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0.7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 0.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 0.7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table:style-name="ce3" office:value-type="float" office:value="0.01392" calcext:value-type="float">
            <text:p>0.01392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2" calcext:value-type="float">
            <text:p>0.02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28" calcext:value-type="float">
            <text:p>0.01428</text:p>
          </table:table-cell>
          <table:table-cell table:formula="of:=MIN([.B2:.J2])" office:value-type="float" office:value="0.01392" calcext:value-type="float">
            <text:p>0.01392</text:p>
          </table:table-cell>
          <table:table-cell table:formula="of:=MAX([.B2:.J2])" office:value-type="float" office:value="0.02008" calcext:value-type="float">
            <text:p>0.0200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093" calcext:value-type="float">
            <text:p>0.0093</text:p>
          </table:table-cell>
          <table:table-cell table:style-name="ce3" office:value-type="float" office:value="0.0055" calcext:value-type="float">
            <text:p>0.0055</text:p>
          </table:table-cell>
          <table:table-cell office:value-type="float" office:value="0.00626" calcext:value-type="float">
            <text:p>0.00626</text:p>
          </table:table-cell>
          <table:table-cell table:formula="of:=MIN([.B3:.J3])" office:value-type="float" office:value="0.0055" calcext:value-type="float">
            <text:p>0.0055</text:p>
          </table:table-cell>
          <table:table-cell table:formula="of:=MAX([.B3:.J3])" office:value-type="float" office:value="0.01102" calcext:value-type="float">
            <text:p>0.0110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30743" calcext:value-type="float">
            <text:p>0.30743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29866" calcext:value-type="float">
            <text:p>0.29866</text:p>
          </table:table-cell>
          <table:table-cell office:value-type="float" office:value="0.02732" calcext:value-type="float">
            <text:p>0.02732</text:p>
          </table:table-cell>
          <table:table-cell table:style-name="ce3" office:value-type="float" office:value="0.0204" calcext:value-type="float">
            <text:p>0.0204</text:p>
          </table:table-cell>
          <table:table-cell table:formula="of:=MIN([.B4:.J4])" office:value-type="float" office:value="0.0204" calcext:value-type="float">
            <text:p>0.0204</text:p>
          </table:table-cell>
          <table:table-cell table:formula="of:=MAX([.B4:.J4])" office:value-type="float" office:value="0.30964" calcext:value-type="float">
            <text:p>0.30964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0303" calcext:value-type="float">
            <text:p>0.00303</text:p>
          </table:table-cell>
          <table:table-cell table:style-name="ce3" office:value-type="float" office:value="0.0026" calcext:value-type="float">
            <text:p>0.0026</text:p>
          </table:table-cell>
          <table:table-cell table:formula="of:=MIN([.B5:.J5])" office:value-type="float" office:value="0.0026" calcext:value-type="float">
            <text:p>0.0026</text:p>
          </table:table-cell>
          <table:table-cell table:formula="of:=MAX([.B5:.J5])" office:value-type="float" office:value="0.03666" calcext:value-type="float">
            <text:p>0.03666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114.12476" calcext:value-type="float">
            <text:p>114.12476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113.87456" calcext:value-type="float">
            <text:p>113.87456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113.8801" calcext:value-type="float">
            <text:p>113.8801</text:p>
          </table:table-cell>
          <table:table-cell table:style-name="ce3" office:value-type="float" office:value="113.20634" calcext:value-type="float">
            <text:p>113.20634</text:p>
          </table:table-cell>
          <table:table-cell office:value-type="float" office:value="114.76334" calcext:value-type="float">
            <text:p>114.76334</text:p>
          </table:table-cell>
          <table:table-cell table:formula="of:=MIN([.B6:.J6])" office:value-type="float" office:value="113.20634" calcext:value-type="float">
            <text:p>113.20634</text:p>
          </table:table-cell>
          <table:table-cell table:formula="of:=MAX([.B6:.J6])" office:value-type="float" office:value="119.02753" calcext:value-type="float">
            <text:p>119.0275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93.56667" calcext:value-type="float">
            <text:p>93.56667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93.48333" calcext:value-type="float">
            <text:p>93.48333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93.77222" calcext:value-type="float">
            <text:p>93.77222</text:p>
          </table:table-cell>
          <table:table-cell table:style-name="ce3" office:value-type="float" office:value="92.53333" calcext:value-type="float">
            <text:p>92.53333</text:p>
          </table:table-cell>
          <table:table-cell office:value-type="float" office:value="94.17778" calcext:value-type="float">
            <text:p>94.17778</text:p>
          </table:table-cell>
          <table:table-cell table:formula="of:=MIN([.B7:.J7])" office:value-type="float" office:value="92.53333" calcext:value-type="float">
            <text:p>92.53333</text:p>
          </table:table-cell>
          <table:table-cell table:formula="of:=MAX([.B7:.J7])" office:value-type="float" office:value="95.86667" calcext:value-type="float">
            <text:p>95.8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07:38.643001889</dc:date>
    <meta:editing-duration>PT44M32S</meta:editing-duration>
    <meta:editing-cycles>3</meta:editing-cycles>
    <meta:generator>LibreOffice/6.0.7.3$Linux_X86_64 LibreOffice_project/00m0$Build-3</meta:generator>
    <meta:document-statistic meta:table-count="1" meta:cell-count="84" meta:object-count="0"/>
  </office:meta>
</office:document-meta>
</file>